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lyp.it/cu3ti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ddfrc4pg" xlink:type="simple">https://clyp.it/ddfrc4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akeybnhi" xlink:type="simple">https://clyp.it/akeybnhi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2kpa4otb" xlink:type="simple">https://clyp.it/2kpa4ot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cwjcqrrb" xlink:type="simple">https://clyp.it/cwjcqrr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qsiwrt55" xlink:type="simple">https://clyp.it/qsiwrt5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gxvko5j0" xlink:type="simple">https://clyp.it/gxvko5j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atjvurer" xlink:type="simple">https://clyp.it/atjvure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bpx31n4p" xlink:type="simple">https://clyp.it/bpx31n4p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etfnkktb" xlink:type="simple">https://clyp.it/etfnkkt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mvu3rx1d" xlink:type="simple">https://clyp.it/mvu3rx1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u3rfj3de" xlink:type="simple">https://clyp.it/u3rfj3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3seckdfv" xlink:type="simple">https://clyp.it/3seckdf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sjno3s4t" xlink:type="simple">https://clyp.it/sjno3s4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3o5cigrk" xlink:type="simple">https://clyp.it/3o5cigr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igzkr22o" xlink:type="simple">https://clyp.it/igzkr22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0tn3fcod" xlink:type="simple">https://clyp.it/0tn3fco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abscua12" xlink:type="simple">https://clyp.it/abscua1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skvtjjy1" xlink:type="simple">https://clyp.it/skvtjjy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1ne0kut2" xlink:type="simple">https://clyp.it/1ne0kut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wmouxiyt" xlink:type="simple">https://clyp.it/wmouxiyt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pj4roidk" xlink:type="simple">https://clyp.it/pj4roid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tmsd2er4" xlink:type="simple">https://clyp.it/tmsd2er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whzrmjsf" xlink:type="simple">https://clyp.it/whzrmjsf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0b5u3jsg" xlink:type="simple">https://clyp.it/0b5u3js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bjec4111" xlink:type="simple">https://clyp.it/bjec411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x2pexwu4" xlink:type="simple">https://clyp.it/x2pexwu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1srn2bbo" xlink:type="simple">https://clyp.it/1srn2bb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aftgxe2k" xlink:type="simple">https://clyp.it/aftgxe2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dk3rv35a" xlink:type="simple">https://clyp.it/dk3rv35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ylurfn5m" xlink:type="simple">https://clyp.it/ylurfn5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hf35ynnb" xlink:type="simple">https://clyp.it/hf35ynnb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csd2upom" xlink:type="simple">https://clyp.it/csd2upo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oh0ofvgd" xlink:type="simple">https://clyp.it/oh0ofvg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kwg5fwps" xlink:type="simple">https://clyp.it/kwg5fwp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51nbh4pu" xlink:type="simple">https://clyp.it/51nbh4p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0hes4qgd" xlink:type="simple">https://clyp.it/0hes4qg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jdweumcv" xlink:type="simple">https://clyp.it/jdweumc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d2bprgbq" xlink:type="simple">https://clyp.it/d2bprgbq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lyp.it/cbi4lnw5" xlink:type="simple">https://clyp.it/cbi4lnw5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5T02:04:28.674760761</dc:date>
    <meta:editing-duration>PT13M23S</meta:editing-duration>
    <meta:editing-cycles>7</meta:editing-cycles>
    <meta:generator>LibreOffice/5.1.6.2$Linux_X86_64 LibreOffice_project/10m0$Build-2</meta:generator>
    <meta:document-statistic meta:table-count="1" meta:cell-count="41" meta:object-count="0"/>
  </office:meta>
</office:document-meta>
</file>